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57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5.29mm"/>
    </style:style>
    <style:style style:name="co4" style:family="table-column">
      <style:table-column-properties fo:break-before="auto" style:column-width="22.01mm"/>
    </style:style>
    <style:style style:name="co5" style:family="table-column">
      <style:table-column-properties fo:break-before="auto" style:column-width="35.35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5.08mm" fo:break-before="auto" style:use-optimal-row-height="false"/>
    </style:style>
    <style:style style:name="ta1" style:family="table" style:master-page-name="PageStyle_5f_Led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style:rotation-align="non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5" style:family="table-cell" style:parent-style-name="Default" style:data-style-name="N3">
      <style:table-cell-properties fo:background-color="#f2f2f2" style:cell-protect="none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3">
      <style:table-cell-properties style:cell-protect="none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8" style:family="table-cell" style:parent-style-name="Default" style:data-style-name="N4">
      <style:table-cell-properties fo:background-color="#f2f2f2" style:cell-protect="none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1">
      <style:table-cell-properties fo:background-color="#f2f2f2" style:cell-protect="none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 style:data-style-name="N1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2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17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17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17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17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map style:condition="cell-content()&lt;10000" style:apply-style-name="ConditionalStyle_5f_1" style:base-cell-address="Led2.L1"/>
    </style:style>
    <style:style style:name="ce19" style:family="table-cell" style:parent-style-name="Default" style:data-style-name="N4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10000" style:apply-style-name="ConditionalStyle_5f_1" style:base-cell-address="Led2.L1"/>
    </style:style>
    <style:style style:name="ce20" style:family="table-cell" style:parent-style-name="Default" style:data-style-name="N4">
      <style:table-cell-properties fo:background-color="#f2f2f2" style:cell-protect="protected" style:print-content="true" style:diagonal-bl-tr="none" style:diagonal-tl-br="none" fo:border="0.74pt solid #000000" style:rotation-align="none"/>
      <style:map style:condition="cell-content()&lt;10000" style:apply-style-name="ConditionalStyle_5f_1" style:base-cell-address="Led2.L1"/>
    </style:style>
    <style:style style:name="ce21" style:family="table-cell" style:parent-style-name="Default" style:data-style-name="N4">
      <style:table-cell-properties style:cell-protect="protected" style:print-content="true" style:diagonal-bl-tr="none" style:diagonal-tl-br="none" fo:border="0.74pt solid #000000" style:rotation-align="none"/>
      <style:map style:condition="cell-content()&lt;10000" style:apply-style-name="ConditionalStyle_5f_1" style:base-cell-address="Led2.L1"/>
    </style:style>
    <style:style style:name="ce22" style:family="table-cell" style:parent-style-name="Default" style:data-style-name="N4">
      <style:table-cell-properties style:cell-protect="protected" style:print-content="true" style:rotation-align="none"/>
      <style:map style:condition="cell-content()&lt;10000" style:apply-style-name="ConditionalStyle_5f_1" style:base-cell-address="Led2.L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ed2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1" table:number-columns-repeated="4" table:default-cell-style-name="ce1"/>
        <table:table-column table:style-name="co1" table:default-cell-style-name="ce13"/>
        <table:table-column table:style-name="co5" table:default-cell-style-name="ce17"/>
        <table:table-column table:style-name="co5" table:default-cell-style-name="ce22"/>
        <table:table-column table:style-name="co1" table:number-columns-repeated="1012" table:default-cell-style-name="ce1"/>
        <table:table-row table:style-name="ro1">
          <table:table-cell/>
          <table:table-cell table:style-name="Default" table:number-columns-repeated="10"/>
          <table:table-cell table:style-name="ce18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Model taljenja ledu 2</text:p>
          </table:table-cell>
          <table:covered-table-cell table:number-columns-repeated="7" table:style-name="ce3"/>
          <table:table-cell table:style-name="Default" table:number-columns-repeated="2"/>
          <table:table-cell table:style-name="ce18"/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style-name="ce18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ovršina ledu</text:p>
          </table:table-cell>
          <table:table-cell/>
          <table:table-cell table:style-name="ce5" office:value-type="float" office:value="1000000" calcext:value-type="float">
            <text:p>1.000.000</text:p>
          </table:table-cell>
          <table:table-cell office:value-type="string" calcext:value-type="string">
            <text:p>km²</text:p>
          </table:table-cell>
          <table:table-cell table:number-columns-repeated="3"/>
          <table:table-cell table:style-name="ce10" office:value-type="string" calcext:value-type="string">
            <text:p>Leto</text:p>
          </table:table-cell>
          <table:table-cell table:style-name="ce14" office:value-type="string" calcext:value-type="string">
            <text:p>Povprečni albedo</text:p>
          </table:table-cell>
          <table:table-cell table:style-name="ce19" office:value-type="string" calcext:value-type="string">
            <text:p>Površina ledu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6"/>
          <table:table-cell table:style-name="Default"/>
          <table:table-cell table:number-columns-repeated="3"/>
          <table:table-cell table:style-name="ce11" table:formula="of:=[.E14]" office:value-type="float" office:value="2019" calcext:value-type="float">
            <text:p>2019</text:p>
          </table:table-cell>
          <table:table-cell table:style-name="ce15" table:formula="of:=[.E12]" office:value-type="float" office:value="0.35" calcext:value-type="float">
            <text:p>0,35000</text:p>
          </table:table-cell>
          <table:table-cell table:style-name="ce20" table:formula="of:=[.E4]" office:value-type="float" office:value="1000000" calcext:value-type="float">
            <text:p>1.000.000,0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ovršina oceana</text:p>
          </table:table-cell>
          <table:table-cell/>
          <table:table-cell table:style-name="ce5" office:value-type="float" office:value="1000000" calcext:value-type="float">
            <text:p>1.000.000</text:p>
          </table:table-cell>
          <table:table-cell office:value-type="string" calcext:value-type="string">
            <text:p>km²</text:p>
          </table:table-cell>
          <table:table-cell table:number-columns-repeated="3"/>
          <table:table-cell table:style-name="ce12" table:formula="of:=[.J5]+2" office:value-type="float" office:value="2021" calcext:value-type="float">
            <text:p>2021</text:p>
          </table:table-cell>
          <table:table-cell table:style-name="ce16" table:formula="of:=([.L5]*[.$E$8]+[.$E$6]*[.$E$10])/([.L5]+[.$E$6])" office:value-type="float" office:value="0.35" calcext:value-type="float">
            <text:p>0,35000</text:p>
          </table:table-cell>
          <table:table-cell table:style-name="ce21" table:formula="of:=[.L5]*(1-(0.01*(0.3/([.K5]*[.K5]))))" office:value-type="float" office:value="975510.204081633" calcext:value-type="float">
            <text:p>975.510,20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Default"/>
          <table:table-cell/>
          <table:table-cell table:style-name="ce7"/>
          <table:table-cell table:number-columns-repeated="4"/>
          <table:table-cell table:style-name="ce12" table:formula="of:=[.J6]+2" office:value-type="float" office:value="2023" calcext:value-type="float">
            <text:p>2023</text:p>
          </table:table-cell>
          <table:table-cell table:style-name="ce16" table:formula="of:=([.L6]*[.$E$8]+[.$E$6]*[.$E$10])/([.L6]+[.$E$6])" office:value-type="float" office:value="0.346900826446281" calcext:value-type="float">
            <text:p>0,34690</text:p>
          </table:table-cell>
          <table:table-cell table:style-name="ce21" table:formula="of:=[.L6]*(1-(0.01*(0.3/([.K6]*[.K6]))))" office:value-type="float" office:value="951620.158267389" calcext:value-type="float">
            <text:p>951.620,1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Albedo ledu</text:p>
          </table:table-cell>
          <table:table-cell/>
          <table:table-cell table:style-name="ce8" office:value-type="float" office:value="0.6" calcext:value-type="float">
            <text:p>0,60</text:p>
          </table:table-cell>
          <table:table-cell table:number-columns-repeated="4"/>
          <table:table-cell table:style-name="ce12" table:formula="of:=[.J7]+2" office:value-type="float" office:value="2025" calcext:value-type="float">
            <text:p>2025</text:p>
          </table:table-cell>
          <table:table-cell table:style-name="ce16" table:formula="of:=([.L7]*[.$E$8]+[.$E$6]*[.$E$10])/([.L7]+[.$E$6])" office:value-type="float" office:value="0.343802605295956" calcext:value-type="float">
            <text:p>0,34380</text:p>
          </table:table-cell>
          <table:table-cell table:style-name="ce21" table:formula="of:=[.L7]*(1-(0.01*(0.3/([.K7]*[.K7]))))" office:value-type="float" office:value="927896.90644575" calcext:value-type="float">
            <text:p>927.896,9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6"/>
          <table:table-cell table:number-columns-repeated="4"/>
          <table:table-cell table:style-name="ce12" table:formula="of:=[.J8]+2" office:value-type="float" office:value="2027" calcext:value-type="float">
            <text:p>2027</text:p>
          </table:table-cell>
          <table:table-cell table:style-name="ce16" table:formula="of:=([.L8]*[.$E$8]+[.$E$6]*[.$E$10])/([.L8]+[.$E$6])" office:value-type="float" office:value="0.34065003251559" calcext:value-type="float">
            <text:p>0,34065</text:p>
          </table:table-cell>
          <table:table-cell table:style-name="ce21" table:formula="of:=[.L8]*(1-(0.01*(0.3/([.K8]*[.K8]))))" office:value-type="float" office:value="904346.26964774" calcext:value-type="float">
            <text:p>904.346,2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Albedo oceana</text:p>
          </table:table-cell>
          <table:table-cell/>
          <table:table-cell table:style-name="ce8" office:value-type="float" office:value="0.1" calcext:value-type="float">
            <text:p>0,10</text:p>
          </table:table-cell>
          <table:table-cell table:number-columns-repeated="4"/>
          <table:table-cell table:style-name="ce12" table:formula="of:=[.J9]+2" office:value-type="float" office:value="2029" calcext:value-type="float">
            <text:p>2029</text:p>
          </table:table-cell>
          <table:table-cell table:style-name="ce16" table:formula="of:=([.L9]*[.$E$8]+[.$E$6]*[.$E$10])/([.L9]+[.$E$6])" office:value-type="float" office:value="0.337442707784184" calcext:value-type="float">
            <text:p>0,33744</text:p>
          </table:table-cell>
          <table:table-cell table:style-name="ce21" table:formula="of:=[.L9]*(1-(0.01*(0.3/([.K9]*[.K9]))))" office:value-type="float" office:value="880966.558740589" calcext:value-type="float">
            <text:p>880.966,5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ce12" table:formula="of:=[.J10]+2" office:value-type="float" office:value="2031" calcext:value-type="float">
            <text:p>2031</text:p>
          </table:table-cell>
          <table:table-cell table:style-name="ce16" table:formula="of:=([.L10]*[.$E$8]+[.$E$6]*[.$E$10])/([.L10]+[.$E$6])" office:value-type="float" office:value="0.334179218829506" calcext:value-type="float">
            <text:p>0,33418</text:p>
          </table:table-cell>
          <table:table-cell table:style-name="ce21" table:formula="of:=[.L10]*(1-(0.01*(0.3/([.K10]*[.K10]))))" office:value-type="float" office:value="857756.267873257" calcext:value-type="float">
            <text:p>857.756,2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ovprečni albedo</text:p>
          </table:table-cell>
          <table:table-cell/>
          <table:table-cell table:style-name="ce8" table:formula="of:=([.E4]*[.E8]+[.E6]*[.E10])/([.E4]+[.E6])" office:value-type="float" office:value="0.35" calcext:value-type="float">
            <text:p>0,35</text:p>
          </table:table-cell>
          <table:table-cell table:number-columns-repeated="4"/>
          <table:table-cell table:style-name="ce12" table:formula="of:=[.J11]+2" office:value-type="float" office:value="2033" calcext:value-type="float">
            <text:p>2033</text:p>
          </table:table-cell>
          <table:table-cell table:style-name="ce16" table:formula="of:=([.L11]*[.$E$8]+[.$E$6]*[.$E$10])/([.L11]+[.$E$6])" office:value-type="float" office:value="0.330858127814369" calcext:value-type="float">
            <text:p>0,33086</text:p>
          </table:table-cell>
          <table:table-cell table:style-name="ce21" table:formula="of:=[.L11]*(1-(0.01*(0.3/([.K11]*[.K11]))))" office:value-type="float" office:value="834713.944031557" calcext:value-type="float">
            <text:p>834.713,9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ce12" table:formula="of:=[.J12]+2" office:value-type="float" office:value="2035" calcext:value-type="float">
            <text:p>2035</text:p>
          </table:table-cell>
          <table:table-cell table:style-name="ce16" table:formula="of:=([.L12]*[.$E$8]+[.$E$6]*[.$E$10])/([.L12]+[.$E$6])" office:value-type="float" office:value="0.32747795282936" calcext:value-type="float">
            <text:p>0,32748</text:p>
          </table:table-cell>
          <table:table-cell table:style-name="ce21" table:formula="of:=[.L12]*(1-(0.01*(0.3/([.K12]*[.K12]))))" office:value-type="float" office:value="811838.195837373" calcext:value-type="float">
            <text:p>811.838,2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Začetno leto</text:p>
          </table:table-cell>
          <table:table-cell/>
          <table:table-cell table:style-name="ce9" office:value-type="float" office:value="2019" calcext:value-type="float">
            <text:p>2019</text:p>
          </table:table-cell>
          <table:table-cell table:number-columns-repeated="4"/>
          <table:table-cell table:style-name="ce12" table:formula="of:=[.J13]+2" office:value-type="float" office:value="2037" calcext:value-type="float">
            <text:p>2037</text:p>
          </table:table-cell>
          <table:table-cell table:style-name="ce16" table:formula="of:=([.L13]*[.$E$8]+[.$E$6]*[.$E$10])/([.L13]+[.$E$6])" office:value-type="float" office:value="0.324037167806303" calcext:value-type="float">
            <text:p>0,32404</text:p>
          </table:table-cell>
          <table:table-cell table:style-name="ce21" table:formula="of:=[.L13]*(1-(0.01*(0.3/([.K13]*[.K13]))))" office:value-type="float" office:value="789127.700771697" calcext:value-type="float">
            <text:p>789.127,7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14]+2" office:value-type="float" office:value="2039" calcext:value-type="float">
            <text:p>2039</text:p>
          </table:table-cell>
          <table:table-cell table:style-name="ce16" table:formula="of:=([.L14]*[.$E$8]+[.$E$6]*[.$E$10])/([.L14]+[.$E$6])" office:value-type="float" office:value="0.320534202346575" calcext:value-type="float">
            <text:p>0,32053</text:p>
          </table:table-cell>
          <table:table-cell table:style-name="ce21" table:formula="of:=[.L14]*(1-(0.01*(0.3/([.K14]*[.K14]))))" office:value-type="float" office:value="766581.213527762" calcext:value-type="float">
            <text:p>766.581,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15]+2" office:value-type="float" office:value="2041" calcext:value-type="float">
            <text:p>2041</text:p>
          </table:table-cell>
          <table:table-cell table:style-name="ce16" table:formula="of:=([.L15]*[.$E$8]+[.$E$6]*[.$E$10])/([.L15]+[.$E$6])" office:value-type="float" office:value="0.316967441875186" calcext:value-type="float">
            <text:p>0,31697</text:p>
          </table:table-cell>
          <table:table-cell table:style-name="ce21" table:formula="of:=[.L15]*(1-(0.01*(0.3/([.K15]*[.K15]))))" office:value-type="float" office:value="744197.575616606" calcext:value-type="float">
            <text:p>744.197,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16]+2" office:value-type="float" office:value="2043" calcext:value-type="float">
            <text:p>2043</text:p>
          </table:table-cell>
          <table:table-cell table:style-name="ce16" table:formula="of:=([.L16]*[.$E$8]+[.$E$6]*[.$E$10])/([.L16]+[.$E$6])" office:value-type="float" office:value="0.313335228193262" calcext:value-type="float">
            <text:p>0,31334</text:p>
          </table:table-cell>
          <table:table-cell table:style-name="ce21" table:formula="of:=[.L16]*(1-(0.01*(0.3/([.K16]*[.K16]))))" office:value-type="float" office:value="721975.726425184" calcext:value-type="float">
            <text:p>721.975,7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17]+2" office:value-type="float" office:value="2045" calcext:value-type="float">
            <text:p>2045</text:p>
          </table:table-cell>
          <table:table-cell table:style-name="ce16" table:formula="of:=([.L17]*[.$E$8]+[.$E$6]*[.$E$10])/([.L17]+[.$E$6])" office:value-type="float" office:value="0.309635860525166" calcext:value-type="float">
            <text:p>0,30964</text:p>
          </table:table-cell>
          <table:table-cell table:style-name="ce21" table:formula="of:=[.L17]*(1-(0.01*(0.3/([.K17]*[.K17]))))" office:value-type="float" office:value="699914.715960575" calcext:value-type="float">
            <text:p>699.914,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18]+2" office:value-type="float" office:value="2047" calcext:value-type="float">
            <text:p>2047</text:p>
          </table:table-cell>
          <table:table-cell table:style-name="ce16" table:formula="of:=([.L18]*[.$E$8]+[.$E$6]*[.$E$10])/([.L18]+[.$E$6])" office:value-type="float" office:value="0.305867597176801" calcext:value-type="float">
            <text:p>0,30587</text:p>
          </table:table-cell>
          <table:table-cell table:style-name="ce21" table:formula="of:=[.L18]*(1-(0.01*(0.3/([.K18]*[.K18]))))" office:value-type="float" office:value="678013.719554671" calcext:value-type="float">
            <text:p>678.013,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19]+2" office:value-type="float" office:value="2049" calcext:value-type="float">
            <text:p>2049</text:p>
          </table:table-cell>
          <table:table-cell table:style-name="ce16" table:formula="of:=([.L19]*[.$E$8]+[.$E$6]*[.$E$10])/([.L19]+[.$E$6])" office:value-type="float" office:value="0.302028657946435" calcext:value-type="float">
            <text:p>0,30203</text:p>
          </table:table-cell>
          <table:table-cell table:style-name="ce21" table:formula="of:=[.L19]*(1-(0.01*(0.3/([.K19]*[.K19]))))" office:value-type="float" office:value="656272.054852124" calcext:value-type="float">
            <text:p>656.272,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20]+2" office:value-type="float" office:value="2051" calcext:value-type="float">
            <text:p>2051</text:p>
          </table:table-cell>
          <table:table-cell table:style-name="ce16" table:formula="of:=([.L20]*[.$E$8]+[.$E$6]*[.$E$10])/([.L20]+[.$E$6])" office:value-type="float" office:value="0.298117227459567" calcext:value-type="float">
            <text:p>0,29812</text:p>
          </table:table-cell>
          <table:table-cell table:style-name="ce21" table:formula="of:=[.L20]*(1-(0.01*(0.3/([.K20]*[.K20]))))" office:value-type="float" office:value="634689.201461966" calcext:value-type="float">
            <text:p>634.689,2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21]+2" office:value-type="float" office:value="2053" calcext:value-type="float">
            <text:p>2053</text:p>
          </table:table-cell>
          <table:table-cell table:style-name="ce16" table:formula="of:=([.L21]*[.$E$8]+[.$E$6]*[.$E$10])/([.L21]+[.$E$6])" office:value-type="float" office:value="0.294131459635978" calcext:value-type="float">
            <text:p>0,29413</text:p>
          </table:table-cell>
          <table:table-cell table:style-name="ce21" table:formula="of:=[.L21]*(1-(0.01*(0.3/([.K21]*[.K21]))))" office:value-type="float" office:value="613264.823721746" calcext:value-type="float">
            <text:p>613.264,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22]+2" office:value-type="float" office:value="2055" calcext:value-type="float">
            <text:p>2055</text:p>
          </table:table-cell>
          <table:table-cell table:style-name="ce16" table:formula="of:=([.L22]*[.$E$8]+[.$E$6]*[.$E$10])/([.L22]+[.$E$6])" office:value-type="float" office:value="0.290069483541755" calcext:value-type="float">
            <text:p>0,29007</text:p>
          </table:table-cell>
          <table:table-cell table:style-name="ce21" table:formula="of:=[.L22]*(1-(0.01*(0.3/([.K22]*[.K22]))))" office:value-type="float" office:value="591998.797104685" calcext:value-type="float">
            <text:p>591.998,8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23]+2" office:value-type="float" office:value="2057" calcext:value-type="float">
            <text:p>2057</text:p>
          </table:table-cell>
          <table:table-cell table:style-name="ce16" table:formula="of:=([.L23]*[.$E$8]+[.$E$6]*[.$E$10])/([.L23]+[.$E$6])" office:value-type="float" office:value="0.285929410933392" calcext:value-type="float">
            <text:p>0,28593</text:p>
          </table:table-cell>
          <table:table-cell table:style-name="ce21" table:formula="of:=[.L23]*(1-(0.01*(0.3/([.K23]*[.K23]))))" office:value-type="float" office:value="570891.238897499" calcext:value-type="float">
            <text:p>570.891,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24]+2" office:value-type="float" office:value="2059" calcext:value-type="float">
            <text:p>2059</text:p>
          </table:table-cell>
          <table:table-cell table:style-name="ce16" table:formula="of:=([.L24]*[.$E$8]+[.$E$6]*[.$E$10])/([.L24]+[.$E$6])" office:value-type="float" office:value="0.281709345867308" calcext:value-type="float">
            <text:p>0,28171</text:p>
          </table:table-cell>
          <table:table-cell table:style-name="ce21" table:formula="of:=[.L24]*(1-(0.01*(0.3/([.K24]*[.K24]))))" office:value-type="float" office:value="549942.543892388" calcext:value-type="float">
            <text:p>549.942,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25]+2" office:value-type="float" office:value="2061" calcext:value-type="float">
            <text:p>2061</text:p>
          </table:table-cell>
          <table:table-cell table:style-name="ce16" table:formula="of:=([.L25]*[.$E$8]+[.$E$6]*[.$E$10])/([.L25]+[.$E$6])" office:value-type="float" office:value="0.277407396828824" calcext:value-type="float">
            <text:p>0,27741</text:p>
          </table:table-cell>
          <table:table-cell table:style-name="ce21" table:formula="of:=[.L25]*(1-(0.01*(0.3/([.K25]*[.K25]))))" office:value-type="float" office:value="529153.425974659" calcext:value-type="float">
            <text:p>529.153,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26]+2" office:value-type="float" office:value="2063" calcext:value-type="float">
            <text:p>2063</text:p>
          </table:table-cell>
          <table:table-cell table:style-name="ce16" table:formula="of:=([.L26]*[.$E$8]+[.$E$6]*[.$E$10])/([.L26]+[.$E$6])" office:value-type="float" office:value="0.273021691933033" calcext:value-type="float">
            <text:p>0,27302</text:p>
          </table:table-cell>
          <table:table-cell table:style-name="ce21" table:formula="of:=[.L26]*(1-(0.01*(0.3/([.K26]*[.K26]))))" office:value-type="float" office:value="508524.966651631" calcext:value-type="float">
            <text:p>508.524,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27]+2" office:value-type="float" office:value="2065" calcext:value-type="float">
            <text:p>2065</text:p>
          </table:table-cell>
          <table:table-cell table:style-name="ce16" table:formula="of:=([.L27]*[.$E$8]+[.$E$6]*[.$E$10])/([.L27]+[.$E$6])" office:value-type="float" office:value="0.268550397869904" calcext:value-type="float">
            <text:p>0,26855</text:p>
          </table:table-cell>
          <table:table-cell table:style-name="ce21" table:formula="of:=[.L27]*(1-(0.01*(0.3/([.K27]*[.K27]))))" office:value-type="float" office:value="488058.671763538" calcext:value-type="float">
            <text:p>488.058,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28]+2" office:value-type="float" office:value="2067" calcext:value-type="float">
            <text:p>2067</text:p>
          </table:table-cell>
          <table:table-cell table:style-name="ce16" table:formula="of:=([.L28]*[.$E$8]+[.$E$6]*[.$E$10])/([.L28]+[.$E$6])" office:value-type="float" office:value="0.263991743411947" calcext:value-type="float">
            <text:p>0,26399</text:p>
          </table:table-cell>
          <table:table-cell table:style-name="ce21" table:formula="of:=[.L28]*(1-(0.01*(0.3/([.K28]*[.K28]))))" office:value-type="float" office:value="467756.537848268" calcext:value-type="float">
            <text:p>467.756,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29]+2" office:value-type="float" office:value="2069" calcext:value-type="float">
            <text:p>2069</text:p>
          </table:table-cell>
          <table:table-cell table:style-name="ce16" table:formula="of:=([.L29]*[.$E$8]+[.$E$6]*[.$E$10])/([.L29]+[.$E$6])" office:value-type="float" office:value="0.259344048480274" calcext:value-type="float">
            <text:p>0,25934</text:p>
          </table:table-cell>
          <table:table-cell table:style-name="ce21" table:formula="of:=[.L29]*(1-(0.01*(0.3/([.K29]*[.K29]))))" office:value-type="float" office:value="447621.129904483" calcext:value-type="float">
            <text:p>447.621,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30]+2" office:value-type="float" office:value="2071" calcext:value-type="float">
            <text:p>2071</text:p>
          </table:table-cell>
          <table:table-cell table:style-name="ce16" table:formula="of:=([.L30]*[.$E$8]+[.$E$6]*[.$E$10])/([.L30]+[.$E$6])" office:value-type="float" office:value="0.254605759980175" calcext:value-type="float">
            <text:p>0,25461</text:p>
          </table:table-cell>
          <table:table-cell table:style-name="ce21" table:formula="of:=[.L30]*(1-(0.01*(0.3/([.K30]*[.K30]))))" office:value-type="float" office:value="427655.67261759" calcext:value-type="float">
            <text:p>427.655,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31]+2" office:value-type="float" office:value="2073" calcext:value-type="float">
            <text:p>2073</text:p>
          </table:table-cell>
          <table:table-cell table:style-name="ce16" table:formula="of:=([.L31]*[.$E$8]+[.$E$6]*[.$E$10])/([.L31]+[.$E$6])" office:value-type="float" office:value="0.249775495877619" calcext:value-type="float">
            <text:p>0,24978</text:p>
          </table:table-cell>
          <table:table-cell table:style-name="ce21" table:formula="of:=[.L31]*(1-(0.01*(0.3/([.K31]*[.K31]))))" office:value-type="float" office:value="407864.15748518" calcext:value-type="float">
            <text:p>407.864,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32]+2" office:value-type="float" office:value="2075" calcext:value-type="float">
            <text:p>2075</text:p>
          </table:table-cell>
          <table:table-cell table:style-name="ce16" table:formula="of:=([.L32]*[.$E$8]+[.$E$6]*[.$E$10])/([.L32]+[.$E$6])" office:value-type="float" office:value="0.244852099301162" calcext:value-type="float">
            <text:p>0,24485</text:p>
          </table:table-cell>
          <table:table-cell table:style-name="ce21" table:formula="of:=[.L32]*(1-(0.01*(0.3/([.K32]*[.K32]))))" office:value-type="float" office:value="388251.468706368" calcext:value-type="float">
            <text:p>388.251,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33]+2" office:value-type="float" office:value="2077" calcext:value-type="float">
            <text:p>2077</text:p>
          </table:table-cell>
          <table:table-cell table:style-name="ce16" table:formula="of:=([.L33]*[.$E$8]+[.$E$6]*[.$E$10])/([.L33]+[.$E$6])" office:value-type="float" office:value="0.239834704827706" calcext:value-type="float">
            <text:p>0,23983</text:p>
          </table:table-cell>
          <table:table-cell table:style-name="ce21" table:formula="of:=[.L33]*(1-(0.01*(0.3/([.K33]*[.K33]))))" office:value-type="float" office:value="368823.53118278" calcext:value-type="float">
            <text:p>368.823,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34]+2" office:value-type="float" office:value="2079" calcext:value-type="float">
            <text:p>2079</text:p>
          </table:table-cell>
          <table:table-cell table:style-name="ce16" table:formula="of:=([.L34]*[.$E$8]+[.$E$6]*[.$E$10])/([.L34]+[.$E$6])" office:value-type="float" office:value="0.234722819552965" calcext:value-type="float">
            <text:p>0,23472</text:p>
          </table:table-cell>
          <table:table-cell table:style-name="ce21" table:formula="of:=[.L34]*(1-(0.01*(0.3/([.K34]*[.K34]))))" office:value-type="float" office:value="349587.484511199" calcext:value-type="float">
            <text:p>349.587,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35]+2" office:value-type="float" office:value="2081" calcext:value-type="float">
            <text:p>2081</text:p>
          </table:table-cell>
          <table:table-cell table:style-name="ce16" table:formula="of:=([.L35]*[.$E$8]+[.$E$6]*[.$E$10])/([.L35]+[.$E$6])" office:value-type="float" office:value="0.229516422063522" calcext:value-type="float">
            <text:p>0,22952</text:p>
          </table:table-cell>
          <table:table-cell table:style-name="ce21" table:formula="of:=[.L35]*(1-(0.01*(0.3/([.K35]*[.K35]))))" office:value-type="float" office:value="330551.887411242" calcext:value-type="float">
            <text:p>330.551,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36]+2" office:value-type="float" office:value="2083" calcext:value-type="float">
            <text:p>2083</text:p>
          </table:table-cell>
          <table:table-cell table:style-name="ce16" table:formula="of:=([.L36]*[.$E$8]+[.$E$6]*[.$E$10])/([.L36]+[.$E$6])" office:value-type="float" office:value="0.224216083017391" calcext:value-type="float">
            <text:p>0,22422</text:p>
          </table:table-cell>
          <table:table-cell table:style-name="ce21" table:formula="of:=[.L36]*(1-(0.01*(0.3/([.K36]*[.K36]))))" office:value-type="float" office:value="311726.957588957" calcext:value-type="float">
            <text:p>311.726,9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37]+2" office:value-type="float" office:value="2085" calcext:value-type="float">
            <text:p>2085</text:p>
          </table:table-cell>
          <table:table-cell table:style-name="ce16" table:formula="of:=([.L37]*[.$E$8]+[.$E$6]*[.$E$10])/([.L37]+[.$E$6])" office:value-type="float" office:value="0.218823111694652" calcext:value-type="float">
            <text:p>0,21882</text:p>
          </table:table-cell>
          <table:table-cell table:style-name="ce21" table:formula="of:=[.L37]*(1-(0.01*(0.3/([.K37]*[.K37]))))" office:value-type="float" office:value="293124.852521773" calcext:value-type="float">
            <text:p>293.124,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38]+2" office:value-type="float" office:value="2087" calcext:value-type="float">
            <text:p>2087</text:p>
          </table:table-cell>
          <table:table-cell table:style-name="ce16" table:formula="of:=([.L38]*[.$E$8]+[.$E$6]*[.$E$10])/([.L38]+[.$E$6])" office:value-type="float" office:value="0.21333973357257" calcext:value-type="float">
            <text:p>0,21334</text:p>
          </table:table-cell>
          <table:table-cell table:style-name="ce21" table:formula="of:=[.L38]*(1-(0.01*(0.3/([.K38]*[.K38]))))" office:value-type="float" office:value="274759.996945745" calcext:value-type="float">
            <text:p>274.760,0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39]+2" office:value-type="float" office:value="2089" calcext:value-type="float">
            <text:p>2089</text:p>
          </table:table-cell>
          <table:table-cell table:style-name="ce16" table:formula="of:=([.L39]*[.$E$8]+[.$E$6]*[.$E$10])/([.L39]+[.$E$6])" office:value-type="float" office:value="0.207769304655015" calcext:value-type="float">
            <text:p>0,20777</text:p>
          </table:table-cell>
          <table:table-cell table:style-name="ce21" table:formula="of:=[.L39]*(1-(0.01*(0.3/([.K39]*[.K39]))))" office:value-type="float" office:value="256649.462742297" calcext:value-type="float">
            <text:p>256.649,4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40]+2" office:value-type="float" office:value="2091" calcext:value-type="float">
            <text:p>2091</text:p>
          </table:table-cell>
          <table:table-cell table:style-name="ce16" table:formula="of:=([.L40]*[.$E$8]+[.$E$6]*[.$E$10])/([.L40]+[.$E$6])" office:value-type="float" office:value="0.202116568841015" calcext:value-type="float">
            <text:p>0,20212</text:p>
          </table:table-cell>
          <table:table-cell table:style-name="ce21" table:formula="of:=[.L40]*(1-(0.01*(0.3/([.K40]*[.K40]))))" office:value-type="float" office:value="238813.406154821" calcext:value-type="float">
            <text:p>238.813,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41]+2" office:value-type="float" office:value="2093" calcext:value-type="float">
            <text:p>2093</text:p>
          </table:table-cell>
          <table:table-cell table:style-name="ce16" table:formula="of:=([.L41]*[.$E$8]+[.$E$6]*[.$E$10])/([.L41]+[.$E$6])" office:value-type="float" office:value="0.196387964873612" calcext:value-type="float">
            <text:p>0,19639</text:p>
          </table:table-cell>
          <table:table-cell table:style-name="ce21" table:formula="of:=[.L41]*(1-(0.01*(0.3/([.K41]*[.K41]))))" office:value-type="float" office:value="221275.565345558" calcext:value-type="float">
            <text:p>221.275,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42]+2" office:value-type="float" office:value="2095" calcext:value-type="float">
            <text:p>2095</text:p>
          </table:table-cell>
          <table:table-cell table:style-name="ce16" table:formula="of:=([.L42]*[.$E$8]+[.$E$6]*[.$E$10])/([.L42]+[.$E$6])" office:value-type="float" office:value="0.190591989074533" calcext:value-type="float">
            <text:p>0,19059</text:p>
          </table:table-cell>
          <table:table-cell table:style-name="ce21" table:formula="of:=[.L42]*(1-(0.01*(0.3/([.K42]*[.K42]))))" office:value-type="float" office:value="204063.817522218" calcext:value-type="float">
            <text:p>204.063,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43]+2" office:value-type="float" office:value="2097" calcext:value-type="float">
            <text:p>2097</text:p>
          </table:table-cell>
          <table:table-cell table:style-name="ce16" table:formula="of:=([.L43]*[.$E$8]+[.$E$6]*[.$E$10])/([.L43]+[.$E$6])" office:value-type="float" office:value="0.184739618678249" calcext:value-type="float">
            <text:p>0,18474</text:p>
          </table:table-cell>
          <table:table-cell table:style-name="ce21" table:formula="of:=[.L43]*(1-(0.01*(0.3/([.K43]*[.K43]))))" office:value-type="float" office:value="187210.788189965" calcext:value-type="float">
            <text:p>187.210,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44]+2" office:value-type="float" office:value="2099" calcext:value-type="float">
            <text:p>2099</text:p>
          </table:table-cell>
          <table:table-cell table:style-name="ce16" table:formula="of:=([.L44]*[.$E$8]+[.$E$6]*[.$E$10])/([.L44]+[.$E$6])" office:value-type="float" office:value="0.178844797424469" calcext:value-type="float">
            <text:p>0,17884</text:p>
          </table:table-cell>
          <table:table-cell table:style-name="ce21" table:formula="of:=[.L44]*(1-(0.01*(0.3/([.K44]*[.K44]))))" office:value-type="float" office:value="170754.494072919" calcext:value-type="float">
            <text:p>170.754,4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45]+2" office:value-type="float" office:value="2101" calcext:value-type="float">
            <text:p>2101</text:p>
          </table:table-cell>
          <table:table-cell table:style-name="ce16" table:formula="of:=([.L45]*[.$E$8]+[.$E$6]*[.$E$10])/([.L45]+[.$E$6])" office:value-type="float" office:value="0.17292497912132" calcext:value-type="float">
            <text:p>0,17292</text:p>
          </table:table-cell>
          <table:table-cell table:style-name="ce21" table:formula="of:=[.L45]*(1-(0.01*(0.3/([.K45]*[.K45]))))" office:value-type="float" office:value="154738.983989848" calcext:value-type="float">
            <text:p>154.738,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46]+2" office:value-type="float" office:value="2103" calcext:value-type="float">
            <text:p>2103</text:p>
          </table:table-cell>
          <table:table-cell table:style-name="ce16" table:formula="of:=([.L46]*[.$E$8]+[.$E$6]*[.$E$10])/([.L46]+[.$E$6])" office:value-type="float" office:value="0.167001714731755" calcext:value-type="float">
            <text:p>0,16700</text:p>
          </table:table-cell>
          <table:table-cell table:style-name="ce21" table:formula="of:=[.L46]*(1-(0.01*(0.3/([.K46]*[.K46]))))" office:value-type="float" office:value="139214.916152478" calcext:value-type="float">
            <text:p>139.214,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47]+2" office:value-type="float" office:value="2105" calcext:value-type="float">
            <text:p>2105</text:p>
          </table:table-cell>
          <table:table-cell table:style-name="ce16" table:formula="of:=([.L47]*[.$E$8]+[.$E$6]*[.$E$10])/([.L47]+[.$E$6])" office:value-type="float" office:value="0.161101252353092" calcext:value-type="float">
            <text:p>0,16110</text:p>
          </table:table-cell>
          <table:table-cell table:style-name="ce21" table:formula="of:=[.L47]*(1-(0.01*(0.3/([.K47]*[.K47]))))" office:value-type="float" office:value="124239.973631834" calcext:value-type="float">
            <text:p>124.239,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48]+2" office:value-type="float" office:value="2107" calcext:value-type="float">
            <text:p>2107</text:p>
          </table:table-cell>
          <table:table-cell table:style-name="ce16" table:formula="of:=([.L48]*[.$E$8]+[.$E$6]*[.$E$10])/([.L48]+[.$E$6])" office:value-type="float" office:value="0.155255095240245" calcext:value-type="float">
            <text:p>0,15526</text:p>
          </table:table-cell>
          <table:table-cell table:style-name="ce21" table:formula="of:=[.L48]*(1-(0.01*(0.3/([.K48]*[.K48]))))" office:value-type="float" office:value="109878.970654129" calcext:value-type="float">
            <text:p>109.878,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49]+2" office:value-type="float" office:value="2109" calcext:value-type="float">
            <text:p>2109</text:p>
          </table:table-cell>
          <table:table-cell table:style-name="ce16" table:formula="of:=([.L49]*[.$E$8]+[.$E$6]*[.$E$10])/([.L49]+[.$E$6])" office:value-type="float" office:value="0.149500429127588" calcext:value-type="float">
            <text:p>0,14950</text:p>
          </table:table-cell>
          <table:table-cell table:style-name="ce21" table:formula="of:=[.L49]*(1-(0.01*(0.3/([.K49]*[.K49]))))" office:value-type="float" office:value="96203.4423390129" calcext:value-type="float">
            <text:p>96.203,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50]+2" office:value-type="float" office:value="2111" calcext:value-type="float">
            <text:p>2111</text:p>
          </table:table-cell>
          <table:table-cell table:style-name="ce16" table:formula="of:=([.L50]*[.$E$8]+[.$E$6]*[.$E$10])/([.L50]+[.$E$6])" office:value-type="float" office:value="0.143880286552348" calcext:value-type="float">
            <text:p>0,14388</text:p>
          </table:table-cell>
          <table:table-cell table:style-name="ce21" table:formula="of:=[.L50]*(1-(0.01*(0.3/([.K50]*[.K50]))))" office:value-type="float" office:value="83290.4471752342" calcext:value-type="float">
            <text:p>83.290,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51]+2" office:value-type="float" office:value="2113" calcext:value-type="float">
            <text:p>2113</text:p>
          </table:table-cell>
          <table:table-cell table:style-name="ce16" table:formula="of:=([.L51]*[.$E$8]+[.$E$6]*[.$E$10])/([.L51]+[.$E$6])" office:value-type="float" office:value="0.138443266712275" calcext:value-type="float">
            <text:p>0,13844</text:p>
          </table:table-cell>
          <table:table-cell table:style-name="ce21" table:formula="of:=[.L51]*(1-(0.01*(0.3/([.K51]*[.K51]))))" office:value-type="float" office:value="71220.2640175773" calcext:value-type="float">
            <text:p>71.220,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52]+2" office:value-type="float" office:value="2115" calcext:value-type="float">
            <text:p>2115</text:p>
          </table:table-cell>
          <table:table-cell table:style-name="ce16" table:formula="of:=([.L52]*[.$E$8]+[.$E$6]*[.$E$10])/([.L52]+[.$E$6])" office:value-type="float" office:value="0.133242586240139" calcext:value-type="float">
            <text:p>0,13324</text:p>
          </table:table-cell>
          <table:table-cell table:style-name="ce21" table:formula="of:=[.L52]*(1-(0.01*(0.3/([.K52]*[.K52]))))" office:value-type="float" office:value="60072.6696549102" calcext:value-type="float">
            <text:p>60.072,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53]+2" office:value-type="float" office:value="2117" calcext:value-type="float">
            <text:p>2117</text:p>
          </table:table-cell>
          <table:table-cell table:style-name="ce16" table:formula="of:=([.L53]*[.$E$8]+[.$E$6]*[.$E$10])/([.L53]+[.$E$6])" office:value-type="float" office:value="0.128334222442725" calcext:value-type="float">
            <text:p>0,12833</text:p>
          </table:table-cell>
          <table:table-cell table:style-name="ce21" table:formula="of:=[.L53]*(1-(0.01*(0.3/([.K53]*[.K53]))))" office:value-type="float" office:value="49921.5936432199" calcext:value-type="float">
            <text:p>49.921,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54]+2" office:value-type="float" office:value="2119" calcext:value-type="float">
            <text:p>2119</text:p>
          </table:table-cell>
          <table:table-cell table:style-name="ce16" table:formula="of:=([.L54]*[.$E$8]+[.$E$6]*[.$E$10])/([.L54]+[.$E$6])" office:value-type="float" office:value="0.123773962715631" calcext:value-type="float">
            <text:p>0,12377</text:p>
          </table:table-cell>
          <table:table-cell table:style-name="ce21" table:formula="of:=[.L54]*(1-(0.01*(0.3/([.K54]*[.K54]))))" office:value-type="float" office:value="40828.2264517443" calcext:value-type="float">
            <text:p>40.828,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55]+2" office:value-type="float" office:value="2121" calcext:value-type="float">
            <text:p>2121</text:p>
          </table:table-cell>
          <table:table-cell table:style-name="ce16" table:formula="of:=([.L55]*[.$E$8]+[.$E$6]*[.$E$10])/([.L55]+[.$E$6])" office:value-type="float" office:value="0.119613335521717" calcext:value-type="float">
            <text:p>0,11961</text:p>
          </table:table-cell>
          <table:table-cell table:style-name="ce21" table:formula="of:=[.L55]*(1-(0.01*(0.3/([.K55]*[.K55]))))" office:value-type="float" office:value="32833.1397314862" calcext:value-type="float">
            <text:p>32.833,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56]+2" office:value-type="float" office:value="2123" calcext:value-type="float">
            <text:p>2123</text:p>
          </table:table-cell>
          <table:table-cell table:style-name="ce16" table:formula="of:=([.L56]*[.$E$8]+[.$E$6]*[.$E$10])/([.L56]+[.$E$6])" office:value-type="float" office:value="0.115894697056304" calcext:value-type="float">
            <text:p>0,11589</text:p>
          </table:table-cell>
          <table:table-cell table:style-name="ce21" table:formula="of:=[.L56]*(1-(0.01*(0.3/([.K56]*[.K56]))))" office:value-type="float" office:value="25948.6070293407" calcext:value-type="float">
            <text:p>25.948,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57]+2" office:value-type="float" office:value="2125" calcext:value-type="float">
            <text:p>2125</text:p>
          </table:table-cell>
          <table:table-cell table:style-name="ce16" table:formula="of:=([.L57]*[.$E$8]+[.$E$6]*[.$E$10])/([.L57]+[.$E$6])" office:value-type="float" office:value="0.112646153448405" calcext:value-type="float">
            <text:p>0,11265</text:p>
          </table:table-cell>
          <table:table-cell table:style-name="ce21" table:formula="of:=[.L57]*(1-(0.01*(0.3/([.K57]*[.K57]))))" office:value-type="float" office:value="20152.8766373852" calcext:value-type="float">
            <text:p>20.152,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58]+2" office:value-type="float" office:value="2127" calcext:value-type="float">
            <text:p>2127</text:p>
          </table:table-cell>
          <table:table-cell table:style-name="ce16" table:formula="of:=([.L58]*[.$E$8]+[.$E$6]*[.$E$10])/([.L58]+[.$E$6])" office:value-type="float" office:value="0.109877380684262" calcext:value-type="float">
            <text:p>0,10988</text:p>
          </table:table-cell>
          <table:table-cell table:style-name="ce21" table:formula="of:=[.L58]*(1-(0.01*(0.3/([.K58]*[.K58]))))" office:value-type="float" office:value="15388.2862696822" calcext:value-type="float">
            <text:p>15.388,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59]+2" office:value-type="float" office:value="2129" calcext:value-type="float">
            <text:p>2129</text:p>
          </table:table-cell>
          <table:table-cell table:style-name="ce16" table:formula="of:=([.L59]*[.$E$8]+[.$E$6]*[.$E$10])/([.L59]+[.$E$6])" office:value-type="float" office:value="0.107577537813744" calcext:value-type="float">
            <text:p>0,10758</text:p>
          </table:table-cell>
          <table:table-cell table:style-name="ce21" table:formula="of:=[.L59]*(1-(0.01*(0.3/([.K59]*[.K59]))))" office:value-type="float" office:value="11564.4884978694" calcext:value-type="float">
            <text:p>11.564,4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60]+2" office:value-type="float" office:value="2131" calcext:value-type="float">
            <text:p>2131</text:p>
          </table:table-cell>
          <table:table-cell table:style-name="ce16" table:formula="of:=([.L60]*[.$E$8]+[.$E$6]*[.$E$10])/([.L60]+[.$E$6])" office:value-type="float" office:value="0.105716140013496" calcext:value-type="float">
            <text:p>0,10572</text:p>
          </table:table-cell>
          <table:table-cell table:style-name="ce21" table:formula="of:=[.L60]*(1-(0.01*(0.3/([.K60]*[.K60]))))" office:value-type="float" office:value="8566.6758816987" calcext:value-type="float">
            <text:p>8.566,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61]+2" office:value-type="float" office:value="2133" calcext:value-type="float">
            <text:p>2133</text:p>
          </table:table-cell>
          <table:table-cell table:style-name="ce16" table:formula="of:=([.L61]*[.$E$8]+[.$E$6]*[.$E$10])/([.L61]+[.$E$6])" office:value-type="float" office:value="0.104246955648326" calcext:value-type="float">
            <text:p>0,10425</text:p>
          </table:table-cell>
          <table:table-cell table:style-name="ce21" table:formula="of:=[.L61]*(1-(0.01*(0.3/([.K61]*[.K61]))))" office:value-type="float" office:value="6267.08278856945" calcext:value-type="float">
            <text:p>6.267,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62]+2" office:value-type="float" office:value="2135" calcext:value-type="float">
            <text:p>2135</text:p>
          </table:table-cell>
          <table:table-cell table:style-name="ce16" table:formula="of:=([.L62]*[.$E$8]+[.$E$6]*[.$E$10])/([.L62]+[.$E$6])" office:value-type="float" office:value="0.10311402553843" calcext:value-type="float">
            <text:p>0,10311</text:p>
          </table:table-cell>
          <table:table-cell table:style-name="ce21" table:formula="of:=[.L62]*(1-(0.01*(0.3/([.K62]*[.K62]))))" office:value-type="float" office:value="4537.0277306884" calcext:value-type="float">
            <text:p>4.537,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63]+2" office:value-type="float" office:value="2137" calcext:value-type="float">
            <text:p>2137</text:p>
          </table:table-cell>
          <table:table-cell table:style-name="ce16" table:formula="of:=([.L63]*[.$E$8]+[.$E$6]*[.$E$10])/([.L63]+[.$E$6])" office:value-type="float" office:value="0.102258268040621" calcext:value-type="float">
            <text:p>0,10226</text:p>
          </table:table-cell>
          <table:table-cell table:style-name="ce21" table:formula="of:=[.L63]*(1-(0.01*(0.3/([.K63]*[.K63]))))" office:value-type="float" office:value="3256.88850703986" calcext:value-type="float">
            <text:p>3.256,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64]+2" office:value-type="float" office:value="2139" calcext:value-type="float">
            <text:p>2139</text:p>
          </table:table-cell>
          <table:table-cell table:style-name="ce16" table:formula="of:=([.L64]*[.$E$8]+[.$E$6]*[.$E$10])/([.L64]+[.$E$6])" office:value-type="float" office:value="0.101623157809505" calcext:value-type="float">
            <text:p>0,10162</text:p>
          </table:table-cell>
          <table:table-cell table:style-name="ce21" table:formula="of:=[.L64]*(1-(0.01*(0.3/([.K64]*[.K64]))))" office:value-type="float" office:value="2322.50044570192" calcext:value-type="float">
            <text:p>2.322,5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65]+2" office:value-type="float" office:value="2141" calcext:value-type="float">
            <text:p>2141</text:p>
          </table:table-cell>
          <table:table-cell table:style-name="ce16" table:formula="of:=([.L65]*[.$E$8]+[.$E$6]*[.$E$10])/([.L65]+[.$E$6])" office:value-type="float" office:value="0.10115855946797" calcext:value-type="float">
            <text:p>0,10116</text:p>
          </table:table-cell>
          <table:table-cell table:style-name="ce21" table:formula="of:=[.L65]*(1-(0.01*(0.3/([.K65]*[.K65]))))" office:value-type="float" office:value="1647.82999564968" calcext:value-type="float">
            <text:p>1.647,8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66]+2" office:value-type="float" office:value="2143" calcext:value-type="float">
            <text:p>2143</text:p>
          </table:table-cell>
          <table:table-cell table:style-name="ce16" table:formula="of:=([.L66]*[.$E$8]+[.$E$6]*[.$E$10])/([.L66]+[.$E$6])" office:value-type="float" office:value="0.100822559559509" calcext:value-type="float">
            <text:p>0,10082</text:p>
          </table:table-cell>
          <table:table-cell table:style-name="ce21" table:formula="of:=[.L66]*(1-(0.01*(0.3/([.K66]*[.K66]))))" office:value-type="float" office:value="1164.73961884433" calcext:value-type="float">
            <text:p>1.164,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67]+2" office:value-type="float" office:value="2145" calcext:value-type="float">
            <text:p>2145</text:p>
          </table:table-cell>
          <table:table-cell table:style-name="ce16" table:formula="of:=([.L67]*[.$E$8]+[.$E$6]*[.$E$10])/([.L67]+[.$E$6])" office:value-type="float" office:value="0.100581692289367" calcext:value-type="float">
            <text:p>0,10058</text:p>
          </table:table-cell>
          <table:table-cell table:style-name="ce21" table:formula="of:=[.L67]*(1-(0.01*(0.3/([.K67]*[.K67]))))" office:value-type="float" office:value="820.995983299535" calcext:value-type="float">
            <text:p>821,0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68]+2" office:value-type="float" office:value="2147" calcext:value-type="float">
            <text:p>2147</text:p>
          </table:table-cell>
          <table:table-cell table:style-name="ce16" table:formula="of:=([.L68]*[.$E$8]+[.$E$6]*[.$E$10])/([.L68]+[.$E$6])" office:value-type="float" office:value="0.10041016125091" calcext:value-type="float">
            <text:p>0,10041</text:p>
          </table:table-cell>
          <table:table-cell table:style-name="ce21" table:formula="of:=[.L68]*(1-(0.01*(0.3/([.K68]*[.K68]))))" office:value-type="float" office:value="577.53778128343" calcext:value-type="float">
            <text:p>577,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69]+2" office:value-type="float" office:value="2149" calcext:value-type="float">
            <text:p>2149</text:p>
          </table:table-cell>
          <table:table-cell table:style-name="ce16" table:formula="of:=([.L69]*[.$E$8]+[.$E$6]*[.$E$10])/([.L69]+[.$E$6])" office:value-type="float" office:value="0.100288602211961" calcext:value-type="float">
            <text:p>0,10029</text:p>
          </table:table-cell>
          <table:table-cell table:style-name="ce21" table:formula="of:=[.L69]*(1-(0.01*(0.3/([.K69]*[.K69]))))" office:value-type="float" office:value="405.689051745764" calcext:value-type="float">
            <text:p>405,6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70]+2" office:value-type="float" office:value="2151" calcext:value-type="float">
            <text:p>2151</text:p>
          </table:table-cell>
          <table:table-cell table:style-name="ce16" table:formula="of:=([.L70]*[.$E$8]+[.$E$6]*[.$E$10])/([.L70]+[.$E$6])" office:value-type="float" office:value="0.100202762267441" calcext:value-type="float">
            <text:p>0,10020</text:p>
          </table:table-cell>
          <table:table-cell table:style-name="ce21" table:formula="of:=[.L70]*(1-(0.01*(0.3/([.K70]*[.K70]))))" office:value-type="float" office:value="284.68180329768" calcext:value-type="float">
            <text:p>284,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71]+2" office:value-type="float" office:value="2153" calcext:value-type="float">
            <text:p>2153</text:p>
          </table:table-cell>
          <table:table-cell table:style-name="ce16" table:formula="of:=([.L71]*[.$E$8]+[.$E$6]*[.$E$10])/([.L71]+[.$E$6])" office:value-type="float" office:value="0.100142300391317" calcext:value-type="float">
            <text:p>0,10014</text:p>
          </table:table-cell>
          <table:table-cell table:style-name="ce21" table:formula="of:=[.L71]*(1-(0.01*(0.3/([.K71]*[.K71]))))" office:value-type="float" office:value="199.622548157336" calcext:value-type="float">
            <text:p>199,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72]+2" office:value-type="float" office:value="2155" calcext:value-type="float">
            <text:p>2155</text:p>
          </table:table-cell>
          <table:table-cell table:style-name="ce16" table:formula="of:=([.L72]*[.$E$8]+[.$E$6]*[.$E$10])/([.L72]+[.$E$6])" office:value-type="float" office:value="0.100099791353474" calcext:value-type="float">
            <text:p>0,10010</text:p>
          </table:table-cell>
          <table:table-cell table:style-name="ce21" table:formula="of:=[.L72]*(1-(0.01*(0.3/([.K72]*[.K72]))))" office:value-type="float" office:value="139.905858798136" calcext:value-type="float">
            <text:p>139,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73]+2" office:value-type="float" office:value="2157" calcext:value-type="float">
            <text:p>2157</text:p>
          </table:table-cell>
          <table:table-cell table:style-name="ce16" table:formula="of:=([.L73]*[.$E$8]+[.$E$6]*[.$E$10])/([.L73]+[.$E$6])" office:value-type="float" office:value="0.100069943143943" calcext:value-type="float">
            <text:p>0,10007</text:p>
          </table:table-cell>
          <table:table-cell table:style-name="ce21" table:formula="of:=[.L73]*(1-(0.01*(0.3/([.K73]*[.K73]))))" office:value-type="float" office:value="98.0177443049908" calcext:value-type="float">
            <text:p>98,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74]+2" office:value-type="float" office:value="2159" calcext:value-type="float">
            <text:p>2159</text:p>
          </table:table-cell>
          <table:table-cell table:style-name="ce16" table:formula="of:=([.L74]*[.$E$8]+[.$E$6]*[.$E$10])/([.L74]+[.$E$6])" office:value-type="float" office:value="0.100049004068884" calcext:value-type="float">
            <text:p>0,10005</text:p>
          </table:table-cell>
          <table:table-cell table:style-name="ce21" table:formula="of:=[.L74]*(1-(0.01*(0.3/([.K74]*[.K74]))))" office:value-type="float" office:value="68.6535119132627" calcext:value-type="float">
            <text:p>68,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75]+2" office:value-type="float" office:value="2161" calcext:value-type="float">
            <text:p>2161</text:p>
          </table:table-cell>
          <table:table-cell table:style-name="ce16" table:formula="of:=([.L75]*[.$E$8]+[.$E$6]*[.$E$10])/([.L75]+[.$E$6])" office:value-type="float" office:value="0.100034324399466" calcext:value-type="float">
            <text:p>0,10003</text:p>
          </table:table-cell>
          <table:table-cell table:style-name="ce21" table:formula="of:=[.L75]*(1-(0.01*(0.3/([.K75]*[.K75]))))" office:value-type="float" office:value="48.0776293197331" calcext:value-type="float">
            <text:p>48,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76]+2" office:value-type="float" office:value="2163" calcext:value-type="float">
            <text:p>2163</text:p>
          </table:table-cell>
          <table:table-cell table:style-name="ce16" table:formula="of:=([.L76]*[.$E$8]+[.$E$6]*[.$E$10])/([.L76]+[.$E$6])" office:value-type="float" office:value="0.100024037658986" calcext:value-type="float">
            <text:p>0,10002</text:p>
          </table:table-cell>
          <table:table-cell table:style-name="ce21" table:formula="of:=[.L76]*(1-(0.01*(0.3/([.K76]*[.K76]))))" office:value-type="float" office:value="33.6642368427686" calcext:value-type="float">
            <text:p>33,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77]+2" office:value-type="float" office:value="2165" calcext:value-type="float">
            <text:p>2165</text:p>
          </table:table-cell>
          <table:table-cell table:style-name="ce16" table:formula="of:=([.L77]*[.$E$8]+[.$E$6]*[.$E$10])/([.L77]+[.$E$6])" office:value-type="float" office:value="0.1000168315518" calcext:value-type="float">
            <text:p>0,10002</text:p>
          </table:table-cell>
          <table:table-cell table:style-name="ce21" table:formula="of:=[.L77]*(1-(0.01*(0.3/([.K77]*[.K77]))))" office:value-type="float" office:value="23.5698192965354" calcext:value-type="float">
            <text:p>23,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78]+2" office:value-type="float" office:value="2167" calcext:value-type="float">
            <text:p>2167</text:p>
          </table:table-cell>
          <table:table-cell table:style-name="ce16" table:formula="of:=([.L78]*[.$E$8]+[.$E$6]*[.$E$10])/([.L78]+[.$E$6])" office:value-type="float" office:value="0.100011784631887" calcext:value-type="float">
            <text:p>0,10001</text:p>
          </table:table-cell>
          <table:table-cell table:style-name="ce21" table:formula="of:=[.L78]*(1-(0.01*(0.3/([.K78]*[.K78]))))" office:value-type="float" office:value="16.501253206554" calcext:value-type="float">
            <text:p>16,5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79]+2" office:value-type="float" office:value="2169" calcext:value-type="float">
            <text:p>2169</text:p>
          </table:table-cell>
          <table:table-cell table:style-name="ce16" table:formula="of:=([.L79]*[.$E$8]+[.$E$6]*[.$E$10])/([.L79]+[.$E$6])" office:value-type="float" office:value="0.10000825049046" calcext:value-type="float">
            <text:p>0,10001</text:p>
          </table:table-cell>
          <table:table-cell table:style-name="ce21" table:formula="of:=[.L79]*(1-(0.01*(0.3/([.K79]*[.K79]))))" office:value-type="float" office:value="11.5520438055396" calcext:value-type="float">
            <text:p>11,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80]+2" office:value-type="float" office:value="2171" calcext:value-type="float">
            <text:p>2171</text:p>
          </table:table-cell>
          <table:table-cell table:style-name="ce16" table:formula="of:=([.L80]*[.$E$8]+[.$E$6]*[.$E$10])/([.L80]+[.$E$6])" office:value-type="float" office:value="0.100005775955179" calcext:value-type="float">
            <text:p>0,10001</text:p>
          </table:table-cell>
          <table:table-cell table:style-name="ce21" table:formula="of:=[.L80]*(1-(0.01*(0.3/([.K80]*[.K80]))))" office:value-type="float" office:value="8.08700245327686" calcext:value-type="float">
            <text:p>8,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81]+2" office:value-type="float" office:value="2173" calcext:value-type="float">
            <text:p>2173</text:p>
          </table:table-cell>
          <table:table-cell table:style-name="ce16" table:formula="of:=([.L81]*[.$E$8]+[.$E$6]*[.$E$10])/([.L81]+[.$E$6])" office:value-type="float" office:value="0.100004043468527" calcext:value-type="float">
            <text:p>0,10000</text:p>
          </table:table-cell>
          <table:table-cell table:style-name="ce21" table:formula="of:=[.L81]*(1-(0.01*(0.3/([.K81]*[.K81]))))" office:value-type="float" office:value="5.66118195399625" calcext:value-type="float">
            <text:p>5,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82]+2" office:value-type="float" office:value="2175" calcext:value-type="float">
            <text:p>2175</text:p>
          </table:table-cell>
          <table:table-cell table:style-name="ce16" table:formula="of:=([.L82]*[.$E$8]+[.$E$6]*[.$E$10])/([.L82]+[.$E$6])" office:value-type="float" office:value="0.100002830574953" calcext:value-type="float">
            <text:p>0,10000</text:p>
          </table:table-cell>
          <table:table-cell table:style-name="ce21" table:formula="of:=[.L82]*(1-(0.01*(0.3/([.K82]*[.K82]))))" office:value-type="float" office:value="3.96296470433392" calcext:value-type="float">
            <text:p>3,9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83]+2" office:value-type="float" office:value="2177" calcext:value-type="float">
            <text:p>2177</text:p>
          </table:table-cell>
          <table:table-cell table:style-name="ce16" table:formula="of:=([.L83]*[.$E$8]+[.$E$6]*[.$E$10])/([.L83]+[.$E$6])" office:value-type="float" office:value="0.1000019814745" calcext:value-type="float">
            <text:p>0,10000</text:p>
          </table:table-cell>
          <table:table-cell table:style-name="ce21" table:formula="of:=[.L83]*(1-(0.01*(0.3/([.K83]*[.K83]))))" office:value-type="float" office:value="2.77414259498796" calcext:value-type="float">
            <text:p>2,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84]+2" office:value-type="float" office:value="2179" calcext:value-type="float">
            <text:p>2179</text:p>
          </table:table-cell>
          <table:table-cell table:style-name="ce16" table:formula="of:=([.L84]*[.$E$8]+[.$E$6]*[.$E$10])/([.L84]+[.$E$6])" office:value-type="float" office:value="0.10000138706745" calcext:value-type="float">
            <text:p>0,10000</text:p>
          </table:table-cell>
          <table:table-cell table:style-name="ce21" table:formula="of:=[.L84]*(1-(0.01*(0.3/([.K84]*[.K84]))))" office:value-type="float" office:value="1.94193279686819" calcext:value-type="float">
            <text:p>1,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85]+2" office:value-type="float" office:value="2181" calcext:value-type="float">
            <text:p>2181</text:p>
          </table:table-cell>
          <table:table-cell table:style-name="ce16" table:formula="of:=([.L85]*[.$E$8]+[.$E$6]*[.$E$10])/([.L85]+[.$E$6])" office:value-type="float" office:value="0.100000970964513" calcext:value-type="float">
            <text:p>0,10000</text:p>
          </table:table-cell>
          <table:table-cell table:style-name="ce21" table:formula="of:=[.L85]*(1-(0.01*(0.3/([.K85]*[.K85]))))" office:value-type="float" office:value="1.35936911902211" calcext:value-type="float">
            <text:p>1,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86]+2" office:value-type="float" office:value="2183" calcext:value-type="float">
            <text:p>2183</text:p>
          </table:table-cell>
          <table:table-cell table:style-name="ce16" table:formula="of:=([.L86]*[.$E$8]+[.$E$6]*[.$E$10])/([.L86]+[.$E$6])" office:value-type="float" office:value="0.100000679683636" calcext:value-type="float">
            <text:p>0,10000</text:p>
          </table:table-cell>
          <table:table-cell table:style-name="ce21" table:formula="of:=[.L86]*(1-(0.01*(0.3/([.K86]*[.K86]))))" office:value-type="float" office:value="0.951566302595184" calcext:value-type="float">
            <text:p>0,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87]+2" office:value-type="float" office:value="2185" calcext:value-type="float">
            <text:p>2185</text:p>
          </table:table-cell>
          <table:table-cell table:style-name="ce16" table:formula="of:=([.L87]*[.$E$8]+[.$E$6]*[.$E$10])/([.L87]+[.$E$6])" office:value-type="float" office:value="0.100000475782699" calcext:value-type="float">
            <text:p>0,10000</text:p>
          </table:table-cell>
          <table:table-cell table:style-name="ce21" table:formula="of:=[.L87]*(1-(0.01*(0.3/([.K87]*[.K87]))))" office:value-type="float" office:value="0.666100292361329" calcext:value-type="float">
            <text:p>0,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88]+2" office:value-type="float" office:value="2187" calcext:value-type="float">
            <text:p>2187</text:p>
          </table:table-cell>
          <table:table-cell table:style-name="ce16" table:formula="of:=([.L88]*[.$E$8]+[.$E$6]*[.$E$10])/([.L88]+[.$E$6])" office:value-type="float" office:value="0.100000333049924" calcext:value-type="float">
            <text:p>0,10000</text:p>
          </table:table-cell>
          <table:table-cell table:style-name="ce21" table:formula="of:=[.L88]*(1-(0.01*(0.3/([.K88]*[.K88]))))" office:value-type="float" office:value="0.466272106153328" calcext:value-type="float">
            <text:p>0,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89]+2" office:value-type="float" office:value="2189" calcext:value-type="float">
            <text:p>2189</text:p>
          </table:table-cell>
          <table:table-cell table:style-name="ce16" table:formula="of:=([.L89]*[.$E$8]+[.$E$6]*[.$E$10])/([.L89]+[.$E$6])" office:value-type="float" office:value="0.100000233135944" calcext:value-type="float">
            <text:p>0,10000</text:p>
          </table:table-cell>
          <table:table-cell table:style-name="ce21" table:formula="of:=[.L89]*(1-(0.01*(0.3/([.K89]*[.K89]))))" office:value-type="float" office:value="0.326391406054013" calcext:value-type="float">
            <text:p>0,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90]+2" office:value-type="float" office:value="2191" calcext:value-type="float">
            <text:p>2191</text:p>
          </table:table-cell>
          <table:table-cell table:style-name="ce16" table:formula="of:=([.L90]*[.$E$8]+[.$E$6]*[.$E$10])/([.L90]+[.$E$6])" office:value-type="float" office:value="0.10000016319565" calcext:value-type="float">
            <text:p>0,10000</text:p>
          </table:table-cell>
          <table:table-cell table:style-name="ce21" table:formula="of:=[.L90]*(1-(0.01*(0.3/([.K90]*[.K90]))))" office:value-type="float" office:value="0.228474440797624" calcext:value-type="float">
            <text:p>0,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91]+2" office:value-type="float" office:value="2193" calcext:value-type="float">
            <text:p>2193</text:p>
          </table:table-cell>
          <table:table-cell table:style-name="ce16" table:formula="of:=([.L91]*[.$E$8]+[.$E$6]*[.$E$10])/([.L91]+[.$E$6])" office:value-type="float" office:value="0.100000114237194" calcext:value-type="float">
            <text:p>0,10000</text:p>
          </table:table-cell>
          <table:table-cell table:style-name="ce21" table:formula="of:=[.L91]*(1-(0.01*(0.3/([.K91]*[.K91]))))" office:value-type="float" office:value="0.159932332273998" calcext:value-type="float">
            <text:p>0,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92]+2" office:value-type="float" office:value="2195" calcext:value-type="float">
            <text:p>2195</text:p>
          </table:table-cell>
          <table:table-cell table:style-name="ce16" table:formula="of:=([.L92]*[.$E$8]+[.$E$6]*[.$E$10])/([.L92]+[.$E$6])" office:value-type="float" office:value="0.100000079966153" calcext:value-type="float">
            <text:p>0,10000</text:p>
          </table:table-cell>
          <table:table-cell table:style-name="ce21" table:formula="of:=[.L92]*(1-(0.01*(0.3/([.K92]*[.K92]))))" office:value-type="float" office:value="0.111952742212936" calcext:value-type="float">
            <text:p>0,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93]+2" office:value-type="float" office:value="2197" calcext:value-type="float">
            <text:p>2197</text:p>
          </table:table-cell>
          <table:table-cell table:style-name="ce16" table:formula="of:=([.L93]*[.$E$8]+[.$E$6]*[.$E$10])/([.L93]+[.$E$6])" office:value-type="float" office:value="0.100000055976365" calcext:value-type="float">
            <text:p>0,10000</text:p>
          </table:table-cell>
          <table:table-cell table:style-name="ce21" table:formula="of:=[.L93]*(1-(0.01*(0.3/([.K93]*[.K93]))))" office:value-type="float" office:value="0.078366973263572" calcext:value-type="float">
            <text:p>0,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94]+2" office:value-type="float" office:value="2199" calcext:value-type="float">
            <text:p>2199</text:p>
          </table:table-cell>
          <table:table-cell table:style-name="ce16" table:formula="of:=([.L94]*[.$E$8]+[.$E$6]*[.$E$10])/([.L94]+[.$E$6])" office:value-type="float" office:value="0.100000039183484" calcext:value-type="float">
            <text:p>0,10000</text:p>
          </table:table-cell>
          <table:table-cell table:style-name="ce21" table:formula="of:=[.L94]*(1-(0.01*(0.3/([.K94]*[.K94]))))" office:value-type="float" office:value="0.054856907604668" calcext:value-type="float">
            <text:p>0,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95]+2" office:value-type="float" office:value="2201" calcext:value-type="float">
            <text:p>2201</text:p>
          </table:table-cell>
          <table:table-cell table:style-name="ce16" table:formula="of:=([.L95]*[.$E$8]+[.$E$6]*[.$E$10])/([.L95]+[.$E$6])" office:value-type="float" office:value="0.100000027428452" calcext:value-type="float">
            <text:p>0,10000</text:p>
          </table:table-cell>
          <table:table-cell table:style-name="ce21" table:formula="of:=[.L95]*(1-(0.01*(0.3/([.K95]*[.K95]))))" office:value-type="float" office:value="0.0383998482201684" calcext:value-type="float">
            <text:p>0,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96]+2" office:value-type="float" office:value="2203" calcext:value-type="float">
            <text:p>2203</text:p>
          </table:table-cell>
          <table:table-cell table:style-name="ce16" table:formula="of:=([.L96]*[.$E$8]+[.$E$6]*[.$E$10])/([.L96]+[.$E$6])" office:value-type="float" office:value="0.100000019199923" calcext:value-type="float">
            <text:p>0,10000</text:p>
          </table:table-cell>
          <table:table-cell table:style-name="ce21" table:formula="of:=[.L96]*(1-(0.01*(0.3/([.K96]*[.K96]))))" office:value-type="float" office:value="0.0268799000736057" calcext:value-type="float">
            <text:p>0,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97]+2" office:value-type="float" office:value="2205" calcext:value-type="float">
            <text:p>2205</text:p>
          </table:table-cell>
          <table:table-cell table:style-name="ce16" table:formula="of:=([.L97]*[.$E$8]+[.$E$6]*[.$E$10])/([.L97]+[.$E$6])" office:value-type="float" office:value="0.10000001343995" calcext:value-type="float">
            <text:p>0,10000</text:p>
          </table:table-cell>
          <table:table-cell table:style-name="ce21" table:formula="of:=[.L97]*(1-(0.01*(0.3/([.K97]*[.K97]))))" office:value-type="float" office:value="0.0188159331480753" calcext:value-type="float">
            <text:p>0,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98]+2" office:value-type="float" office:value="2207" calcext:value-type="float">
            <text:p>2207</text:p>
          </table:table-cell>
          <table:table-cell table:style-name="ce16" table:formula="of:=([.L98]*[.$E$8]+[.$E$6]*[.$E$10])/([.L98]+[.$E$6])" office:value-type="float" office:value="0.100000009407966" calcext:value-type="float">
            <text:p>0,10000</text:p>
          </table:table-cell>
          <table:table-cell table:style-name="ce21" table:formula="of:=[.L98]*(1-(0.01*(0.3/([.K98]*[.K98]))))" office:value-type="float" office:value="0.0131711547209635" calcext:value-type="float">
            <text:p>0,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99]+2" office:value-type="float" office:value="2209" calcext:value-type="float">
            <text:p>2209</text:p>
          </table:table-cell>
          <table:table-cell table:style-name="ce16" table:formula="of:=([.L99]*[.$E$8]+[.$E$6]*[.$E$10])/([.L99]+[.$E$6])" office:value-type="float" office:value="0.100000006585577" calcext:value-type="float">
            <text:p>0,10000</text:p>
          </table:table-cell>
          <table:table-cell table:style-name="ce21" table:formula="of:=[.L99]*(1-(0.01*(0.3/([.K99]*[.K99]))))" office:value-type="float" office:value="0.00921980904815706" calcext:value-type="float">
            <text:p>0,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100]+2" office:value-type="float" office:value="2211" calcext:value-type="float">
            <text:p>2211</text:p>
          </table:table-cell>
          <table:table-cell table:style-name="ce16" table:formula="of:=([.L100]*[.$E$8]+[.$E$6]*[.$E$10])/([.L100]+[.$E$6])" office:value-type="float" office:value="0.100000004609904" calcext:value-type="float">
            <text:p>0,10000</text:p>
          </table:table-cell>
          <table:table-cell table:style-name="ce21" table:formula="of:=[.L100]*(1-(0.01*(0.3/([.K100]*[.K100]))))" office:value-type="float" office:value="0.0064538666980165" calcext:value-type="float">
            <text:p>0,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2" table:formula="of:=[.J101]+2" office:value-type="float" office:value="2213" calcext:value-type="float">
            <text:p>2213</text:p>
          </table:table-cell>
          <table:table-cell table:style-name="ce16" table:formula="of:=([.L101]*[.$E$8]+[.$E$6]*[.$E$10])/([.L101]+[.$E$6])" office:value-type="float" office:value="0.100000003226933" calcext:value-type="float">
            <text:p>0,10000</text:p>
          </table:table-cell>
          <table:table-cell table:style-name="ce21" table:formula="of:=[.L101]*(1-(0.01*(0.3/([.K101]*[.K101]))))" office:value-type="float" office:value="0.00451770686712179" calcext:value-type="float">
            <text:p>0,00</text:p>
          </table:table-cell>
          <table:table-cell table:number-columns-repeated="101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Led2.L1:Led2.L1048576">
            <calcext:condition calcext:apply-style-name="ConditionalStyle_1" calcext:value="&lt;10000" calcext:base-cell-address="Led2.L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8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5" loext:min-decimal-places="5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c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ed2" style:display-name="PageStyle_Led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želj Gregor</meta:initial-creator>
    <dc:creator>Anželj Gregor</dc:creator>
    <meta:creation-date>2020-07-13T13:25:08</meta:creation-date>
    <dc:date>2021-01-05T11:34:16</dc:date>
    <meta:generator>LibreOffice/5.0.6.3$Windows_x86 LibreOffice_project/490fc03b25318460cfc54456516ea2519c11d1aa</meta:generator>
    <meta:document-statistic meta:table-count="1" meta:cell-count="31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